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398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398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398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398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398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398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false" fo:min-height="0.13cm" fo:min-width="0.086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false" fo:min-height="0.13cm" fo:min-width="0.101cm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false" fo:min-height="0.747cm" fo:min-width="0.122cm" draw:shadow="hidden" draw:shadow-offset-x="0.3cm" draw:shadow-offset-y="0.3cm" draw:shadow-color="#808080"/>
    </style:style>
    <style:style style:name="P1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9.378cm" svg:y1="15.132cm" svg:x2="9.609cm" svg:y2="15.293cm">
              <text:p/>
            </draw:line>
            <draw:line draw:style-name="gr2" draw:text-style-name="P1" draw:layer="layout" svg:x1="9.414cm" svg:y1="15.328cm" svg:x2="9.576cm" svg:y2="15.097cm">
              <text:p/>
            </draw:line>
          </draw:g>
          <draw:g>
            <draw:line draw:style-name="gr3" draw:text-style-name="P1" draw:layer="layout" svg:x1="10.304cm" svg:y1="14.968cm" svg:x2="10.537cm" svg:y2="15.129cm">
              <text:p/>
            </draw:line>
            <draw:line draw:style-name="gr4" draw:text-style-name="P1" draw:layer="layout" svg:x1="10.34cm" svg:y1="15.164cm" svg:x2="10.502cm" svg:y2="14.933cm">
              <text:p/>
            </draw:line>
          </draw:g>
          <draw:g>
            <draw:line draw:style-name="gr5" draw:text-style-name="P1" draw:layer="layout" svg:x1="11.234cm" svg:y1="14.809cm" svg:x2="11.463cm" svg:y2="14.962cm">
              <text:p/>
            </draw:line>
            <draw:line draw:style-name="gr6" draw:text-style-name="P1" draw:layer="layout" svg:x1="11.267cm" svg:y1="14.996cm" svg:x2="11.431cm" svg:y2="14.776cm">
              <text:p/>
            </draw:line>
          </draw:g>
          <draw:circle draw:style-name="gr7" draw:text-style-name="P2" draw:layer="layout" svg:width="1.885cm" svg:height="1.886cm" draw:transform="skewX (0.0010471975511966) rotate (0.174009326423835) translate (9.331cm 14.285cm)" draw:kind="arc" draw:start-angle="345.06" draw:end-angle="13.71">
            <text:p/>
          </draw:circle>
          <draw:frame draw:style-name="gr8" draw:text-style-name="P4" draw:layer="layout" svg:width="0.219cm" svg:height="0.624cm" svg:x="9.226cm" svg:y="14.648cm">
            <draw:text-box>
              <text:p text:style-name="P3"><text:span text:style-name="T1">A</text:span></text:p>
            </draw:text-box>
          </draw:frame>
          <draw:frame draw:style-name="gr9" draw:text-style-name="P4" draw:layer="layout" svg:width="0.251cm" svg:height="0.624cm" svg:x="10.273cm" svg:y="14.424cm">
            <draw:text-box>
              <text:p text:style-name="P3"><text:span text:style-name="T1">O</text:span></text:p>
            </draw:text-box>
          </draw:frame>
          <draw:frame draw:style-name="gr10" draw:text-style-name="P4" draw:layer="layout" svg:width="0.85cm" svg:height="0.997cm" svg:x="11.253cm" svg:y="14.346cm">
            <draw:text-box>
              <text:p text:style-name="P3"><text:span text:style-name="T1">A'</text:span></text:p>
            </draw:text-box>
          </draw:frame>
          <draw:line draw:style-name="gr7" draw:text-style-name="P2" draw:layer="layout" svg:x1="9.495cm" svg:y1="15.215cm" svg:x2="12.245cm" svg:y2="14.73cm">
            <text:p/>
          </draw:line>
          <draw:line draw:style-name="gr7" draw:text-style-name="P2" draw:layer="layout" svg:x1="9.884cm" svg:y1="15.083cm" svg:x2="10.022cm" svg:y2="15.18cm">
            <text:p/>
          </draw:line>
          <draw:line draw:style-name="gr7" draw:text-style-name="P2" draw:layer="layout" svg:x1="9.943cm" svg:y1="15.074cm" svg:x2="10.081cm" svg:y2="15.169cm">
            <text:p/>
          </draw:line>
          <draw:line draw:style-name="gr7" draw:text-style-name="P2" draw:layer="layout" svg:x1="10.819cm" svg:y1="14.919cm" svg:x2="10.958cm" svg:y2="15.016cm">
            <text:p/>
          </draw:line>
          <draw:line draw:style-name="gr7" draw:text-style-name="P2" draw:layer="layout" svg:x1="10.879cm" svg:y1="14.908cm" svg:x2="11.017cm" svg:y2="15.00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3982" draw:display-name="Dashed (var) 3982" draw:style="rect" draw:dots1="1" draw:dots1-length="0.006cm" draw:dots2="1" draw:dots2-length="0.006cm" draw:distance="0.006cm"/>
    <draw:stroke-dash draw:name="Dashed_20__28_var_29__20_3983" draw:display-name="Dashed (var) 3983" draw:style="rect" draw:dots1="1" draw:dots1-length="0.006cm" draw:dots2="1" draw:dots2-length="0.006cm" draw:distance="0.006cm"/>
    <draw:stroke-dash draw:name="Dashed_20__28_var_29__20_3984" draw:display-name="Dashed (var) 3984" draw:style="rect" draw:dots1="1" draw:dots1-length="0.006cm" draw:dots2="1" draw:dots2-length="0.006cm" draw:distance="0.006cm"/>
    <draw:stroke-dash draw:name="Dashed_20__28_var_29__20_3985" draw:display-name="Dashed (var) 3985" draw:style="rect" draw:dots1="1" draw:dots1-length="0.006cm" draw:dots2="1" draw:dots2-length="0.006cm" draw:distance="0.006cm"/>
    <draw:stroke-dash draw:name="Dashed_20__28_var_29__20_3986" draw:display-name="Dashed (var) 3986" draw:style="rect" draw:dots1="1" draw:dots1-length="0.006cm" draw:dots2="1" draw:dots2-length="0.006cm" draw:distance="0.006cm"/>
    <draw:stroke-dash draw:name="Dashed_20__28_var_29__20_3987" draw:display-name="Dashed (var) 3987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5:19:57.586965576</meta:creation-date>
    <dc:date>2018-04-10T15:20:48.084257366</dc:date>
    <meta:editing-duration>PT50S</meta:editing-duration>
    <meta:editing-cycles>1</meta:editing-cycles>
    <meta:document-statistic meta:object-count="19"/>
    <meta:generator>LibreOffice/6.0.0.3$MacOSX_X86_64 LibreOffice_project/64a0f66915f38c6217de274f0aa8e15618924765</meta:generator>
  </office:meta>
</office:document-meta>
</file>